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7.1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5cm" fo:min-width="9.8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6.5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8.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1.5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1.836cm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margin-left="0cm" fo:margin-right="0cm" fo:text-align="center" fo:text-indent="0cm"/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6pt" fo:font-weight="bold" style:font-size-asian="20pt" style:font-weight-asian="bold" style:font-size-complex="20pt" style:font-weight-complex="bold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6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6.281cm" svg:height="17.638cm" svg:x="4.013cm" svg:y="5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cm" svg:height="4.355cm" svg:x="5.396cm" svg:y="10.645cm">
          <text:p text:style-name="P4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4.07cm" svg:height="0.995cm" svg:x="5.596cm" svg:y="10.744cm">
          <text:p text:style-name="P3"><text:span text:style-name="T1">Docu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0.904cm" svg:height="1.808cm" svg:x="7.179cm" svg:y="8.596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4.071cm" svg:height="2.714cm" svg:x="22.555cm" svg:y="20.286cm">
          <text:p text:style-name="P3"><text:span text:style-name="T1">Data</text:span></text:p>
          <text:p text:style-name="P3"><text:span text:style-name="T1">Structu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1.809cm" svg:height="1.81cm" svg:x="0.333cm" svg:y="6.839cm">
          <text:p text:style-name="P4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1.81cm" svg:height="1.81cm" svg:x="-0.119cm" svg:y="7.292cm">
          <text:p text:style-name="P4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1.808cm" svg:height="1.809cm" svg:x="-0.6cm" svg:y="7.714cm">
          <text:p text:style-name="P4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4.07cm" svg:height="0.995cm" svg:x="5.596cm" svg:y="7.261cm">
          <text:p text:style-name="P3"><text:span text:style-name="T1">Col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3cm" svg:height="2.7cm" svg:x="6cm" svg:y="11.8cm">
          <text:p text:style-name="P4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3cm" svg:height="0.995cm" svg:x="6.131cm" svg:y="11.927cm">
          <text:p text:style-name="P3"><text:span text:style-name="T1">Tokenis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4.07cm" svg:height="0.995cm" svg:x="5.596cm" svg:y="21.192cm">
          <text:p text:style-name="P3"><text:span text:style-name="T1">Inde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812cm" svg:height="1.505cm" svg:x="8.173cm" svg:y="8.66cm">
          <draw:text-box>
            <text:p text:style-name="P4"><text:span text:style-name="T2">public boolean nextDocument()</text:span></text:p>
            <text:p text:style-name="P4"><text:span text:style-name="T2">public Document getDocument()</text:span></text:p>
          </draw:text-box>
        </draw:frame>
        <draw:custom-shape draw:style-name="gr1" draw:text-style-name="P1" draw:layer="layout" svg:width="0.904cm" svg:height="1.809cm" svg:x="7.179cm" svg:y="15.461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2.002cm" svg:height="1.505cm" svg:x="8.173cm" svg:y="15.613cm">
          <draw:text-box>
            <text:p text:style-name="P4"><text:span text:style-name="T2">public String getNextTerm()</text:span></text:p>
            <text:p text:style-name="P4"><text:span text:style-name="T2">public Set&lt;String&gt; getFields()</text:span></text:p>
          </draw:text-box>
        </draw:frame>
        <draw:frame draw:style-name="gr6" draw:text-style-name="P5" draw:layer="layout" svg:width="11.827cm" svg:height="1.505cm" svg:x="6.873cm" svg:y="12.83cm">
          <draw:text-box>
            <text:p text:style-name="P4"><text:span text:style-name="T2">public TokenStream tokenise(Reader reader)</text:span></text:p>
            <text:p text:style-name="P4"><text:span text:style-name="T2">public String[] getTokens(Reader reader)</text:span></text:p>
          </draw:text-box>
        </draw:frame>
        <draw:custom-shape draw:style-name="gr1" draw:text-style-name="P1" draw:layer="layout" svg:width="0.904cm" svg:height="1.809cm" svg:x="7.179cm" svg:y="19.043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9.925cm" svg:height="0.878cm" svg:x="8.173cm" svg:y="19.508cm">
          <draw:text-box>
            <text:p text:style-name="P4"><text:span text:style-name="T2">public void processTerm(String term)</text:span></text:p>
          </draw:text-box>
        </draw:frame>
        <draw:custom-shape draw:style-name="gr2" draw:text-style-name="P2" draw:layer="layout" svg:width="4.07cm" svg:height="0.995cm" svg:x="5.596cm" svg:y="17.709cm">
          <text:p text:style-name="P3"><text:span text:style-name="T1">Term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758cm" svg:height="0.905cm" svg:x="10.345cm" svg:y="21.236cm">
          <text:p text:style-name="P4"/>
          <draw:enhanced-geometry svg:viewBox="0 0 21600 21600" draw:text-areas="0 ?f0 ?f5 ?f2" draw:type="right-arrow" draw:modifiers="20187.8009383894 4639.360639360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441cm" svg:height="0.905cm" svg:x="2.656cm" svg:y="7.306cm">
          <text:p text:style-name="P4"/>
          <draw:enhanced-geometry svg:viewBox="0 0 21600 21600" draw:text-areas="0 ?f0 ?f5 ?f2" draw:type="right-arrow" draw:modifiers="15106.4050351722 5092.507492507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2.372cm" svg:height="1.666cm" svg:x="-0.075cm" svg:y="5.49cm">
          <draw:text-box>
            <text:p text:style-name="P4"><text:span text:style-name="T3">Corpus</text:span></text:p>
          </draw:text-box>
        </draw:frame>
        <draw:frame draw:style-name="gr9" draw:text-style-name="P7" draw:layer="layout" svg:width="2.706cm" svg:height="1.666cm" svg:x="6.195cm" svg:y="5.456cm">
          <draw:text-box>
            <text:p text:style-name="P4"><text:span text:style-name="T4">Index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Rodrygo Santos</meta:initial-creator>
    <meta:creation-date>2011-06-14T12:29:17</meta:creation-date>
    <dc:creator>Rodrygo Santos</dc:creator>
    <dc:date>2011-06-15T12:13:33</dc:date>
    <meta:editing-cycles>2</meta:editing-cycles>
    <meta:editing-duration>PT12M53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